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1d0e11" style:parent-style-name="Standard">
      <style:text-properties fo:country="DE" fo:font-size="11.0pt" fo:language="de" style:font-name-asian="Cambria" style:font-size-asian="11.0pt"/>
    </style:style>
    <style:style style:family="table-cell" style:name="a4745b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71a27" style:parent-style-name="Standard">
      <style:text-properties fo:country="DE" fo:font-size="11.0pt" fo:language="de" style:font-name-asian="Cambria" style:font-size-asian="11.0pt"/>
    </style:style>
    <style:style style:family="table-cell" style:name="a46cfb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57798" style:parent-style-name="Standard">
      <style:text-properties fo:country="DE" fo:font-size="11.0pt" fo:language="de" style:font-name-asian="Cambria" style:font-size-asian="11.0pt"/>
    </style:style>
    <style:style style:family="table-cell" style:name="a076dd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54b8a" style:parent-style-name="Standard">
      <style:text-properties fo:country="DE" fo:font-size="11.0pt" fo:language="de" style:font-name-asian="Cambria" style:font-size-asian="11.0pt"/>
    </style:style>
    <style:style style:family="table-cell" style:name="aef69a3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d4935">
      <style:table-row-properties style:row-height="10.0mm"/>
    </style:style>
    <style:style style:family="paragraph" style:name="a64cfcc" style:parent-style-name="Standard">
      <style:text-properties fo:country="DE" fo:font-size="11.0pt" fo:language="de" style:font-name-asian="Cambria" style:font-size-asian="11.0pt"/>
    </style:style>
    <style:style style:family="table-cell" style:name="adaa37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85f50" style:parent-style-name="Standard">
      <style:text-properties fo:country="DE" fo:font-size="11.0pt" fo:language="de" style:font-name-asian="Cambria" style:font-size-asian="11.0pt"/>
    </style:style>
    <style:style style:family="table-cell" style:name="a6d74f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3ab24" style:parent-style-name="Standard">
      <style:text-properties fo:country="DE" fo:font-size="11.0pt" fo:language="de" style:font-name-asian="Cambria" style:font-size-asian="11.0pt"/>
    </style:style>
    <style:style style:family="table-cell" style:name="a626a6a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b969c" style:parent-style-name="Standard">
      <style:text-properties fo:country="DE" fo:font-size="11.0pt" fo:language="de" style:font-name-asian="Cambria" style:font-size-asian="11.0pt"/>
    </style:style>
    <style:style style:family="table-cell" style:name="a448ff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15e64a">
      <style:table-row-properties style:row-height="10.0mm"/>
    </style:style>
    <style:style style:family="paragraph" style:name="ae07eb9" style:parent-style-name="Standard">
      <style:text-properties fo:country="DE" fo:font-size="11.0pt" fo:language="de" style:font-name-asian="Cambria" style:font-size-asian="11.0pt"/>
    </style:style>
    <style:style style:family="table-cell" style:name="a139c4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51611" style:parent-style-name="Standard">
      <style:text-properties fo:country="DE" fo:font-size="11.0pt" fo:language="de" style:font-name-asian="Cambria" style:font-size-asian="11.0pt"/>
    </style:style>
    <style:style style:family="table-cell" style:name="aab8016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4a0c4" style:parent-style-name="Standard">
      <style:text-properties fo:country="DE" fo:font-size="11.0pt" fo:language="de" style:font-name-asian="Cambria" style:font-size-asian="11.0pt"/>
    </style:style>
    <style:style style:family="table-cell" style:name="a3dc76b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f0b6c" style:parent-style-name="Standard">
      <style:text-properties fo:country="DE" fo:font-size="11.0pt" fo:language="de" style:font-name-asian="Cambria" style:font-size-asian="11.0pt"/>
    </style:style>
    <style:style style:family="table-cell" style:name="aa496b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9df69">
      <style:table-row-properties style:row-height="20.0mm"/>
    </style:style>
    <style:style style:family="paragraph" style:name="ac23d3b" style:parent-style-name="Standard">
      <style:text-properties fo:country="DE" fo:font-size="11.0pt" fo:language="de" style:font-name-asian="Cambria" style:font-size-asian="11.0pt"/>
    </style:style>
    <style:style style:family="table-cell" style:name="a4051ad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ee9dd" style:parent-style-name="Standard">
      <style:text-properties fo:country="DE" fo:font-size="11.0pt" fo:language="de" style:font-name-asian="Cambria" style:font-size-asian="11.0pt"/>
    </style:style>
    <style:style style:family="table-cell" style:name="ae41b89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95b2b" style:parent-style-name="Standard">
      <style:text-properties fo:country="DE" fo:font-size="11.0pt" fo:language="de" style:font-name-asian="Cambria" style:font-size-asian="11.0pt"/>
    </style:style>
    <style:style style:family="table-cell" style:name="a0a4724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9fe3b" style:parent-style-name="Standard">
      <style:text-properties fo:country="DE" fo:font-size="11.0pt" fo:language="de" style:font-name-asian="Cambria" style:font-size-asian="11.0pt"/>
    </style:style>
    <style:style style:family="table-cell" style:name="a4cd84a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334d4d">
      <style:table-row-properties style:row-height="10.0mm"/>
    </style:style>
    <style:style style:family="table-column" style:name="a8685b9">
      <style:table-column-properties style:rel-column-width="25*"/>
    </style:style>
    <style:style style:family="table" style:name="ae6485c">
      <style:table-properties fo:margin-left="0.0mm" style:width="16.249cm" table:align="left"/>
    </style:style>
    <style:style style:family="paragraph" style:name="a77ce2b" style:parent-style-name="Überschrift2">
      <style:paragraph-properties/>
    </style:style>
    <style:style style:family="paragraph" style:name="a8bd713" style:parent-style-name="Titel">
      <style:paragraph-properties fo:break-before="page"/>
    </style:style>
    <style:style style:family="table" style:name="a56c953">
      <style:table-properties fo:margin-left="0.0mm" style:rel-width="100%" style:width="16.249cm" table:align="left"/>
    </style:style>
    <style:style style:family="table-column" style:name="a0b7c02">
      <style:table-column-properties style:column-width="54.16mm"/>
    </style:style>
  </office:automatic-styles>
  <office:body>
    <office:text>
      <text:p text:style-name="a8bd713">Tables</text:p>
      <text:p text:style-name="Untertitel">Examples</text:p>
      <text:h text:outline-level="2" text:style-name="a77ce2b">Table with different background colors (hard coded)</text:h>
      <text:p text:style-name="Standard"/>
      <table:table table:style-name="a56c953">
        <table:table-column table:number-columns-repeated="3" table:style-name="a0b7c02"/>
        <table:table-row table:style-name="a334d4d">
          <table:table-cell table:style-name="a0a4724">
            <text:p text:style-name="a895b2b">2</text:p>
          </table:table-cell>
          <table:table-cell table:style-name="ae41b89">
            <text:p text:style-name="a3ee9dd">3</text:p>
          </table:table-cell>
          <table:table-cell table:style-name="a4051ad">
            <text:p text:style-name="ac23d3b">4</text:p>
          </table:table-cell>
        </table:table-row>
        <table:table-row table:style-name="aa9df69">
          <table:table-cell table:style-name="a3dc76b">
            <text:p text:style-name="ab4a0c4">6</text:p>
          </table:table-cell>
          <table:table-cell table:style-name="aab8016">
            <text:p text:style-name="a451611">7</text:p>
          </table:table-cell>
          <table:table-cell table:style-name="a139c49">
            <text:p text:style-name="ae07eb9">8</text:p>
          </table:table-cell>
        </table:table-row>
        <table:table-row table:style-name="a15e64a">
          <table:table-cell table:style-name="a626a6a">
            <text:p text:style-name="ad3ab24">10</text:p>
          </table:table-cell>
          <table:table-cell table:style-name="a6d74f4">
            <text:p text:style-name="a385f50">11</text:p>
          </table:table-cell>
          <table:table-cell table:style-name="adaa37f">
            <text:p text:style-name="a64cfcc">12</text:p>
          </table:table-cell>
        </table:table-row>
        <table:table-row table:style-name="aad4935">
          <table:table-cell table:style-name="a076dd5">
            <text:p text:style-name="af57798">14</text:p>
          </table:table-cell>
          <table:table-cell table:style-name="a46cfb4">
            <text:p text:style-name="af71a27">15</text:p>
          </table:table-cell>
          <table:table-cell table:style-name="a4745b2">
            <text:p text:style-name="a1d0e11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7</dc:date>
    <meta:editing-cycles>2</meta:editing-cycles>
    <meta:editing-duration>PT0.017S</meta:editing-duration>
  </office:meta>
</office:document-meta>
</file>